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0703627846F.jpg"/>
  <manifest:file-entry manifest:media-type="image/jpeg" manifest:full-path="Pictures/100000000000054C0000019DFD1D99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1.089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3.531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2.622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2.001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11cm" fo:margin-bottom="0cm" text:enable-numbering="true" fo:text-indent="-0.952cm"/>
    </style:style>
    <style:style style:name="P9" style:family="paragraph">
      <style:paragraph-properties fo:margin-left="0.952cm" fo:margin-right="0cm" fo:text-indent="-0.952cm" style:writing-mode="lr-tb"/>
    </style:style>
    <style:style style:name="P10" style:family="paragraph">
      <style:paragraph-properties fo:margin-left="2.063cm" fo:margin-right="0cm" fo:margin-top="0.176cm" fo:margin-bottom="0cm" text:enable-numbering="true" fo:text-indent="-0.793cm"/>
    </style:style>
    <style:style style:name="P11" style:family="paragraph">
      <style:paragraph-properties fo:margin-left="0.952cm" fo:margin-right="0cm" fo:margin-top="0.211cm" fo:margin-bottom="0cm" text:enable-numbering="false" fo:text-indent="-0.952cm"/>
    </style:style>
    <style:style style:name="P12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13" style:family="paragraph">
      <style:paragraph-properties fo:margin-left="0cm" fo:margin-right="0cm" fo:margin-top="0.158cm" fo:margin-bottom="0cm" text:enable-numbering="false" fo:text-indent="0cm" style:punctuation-wrap="hanging" style:line-break="strict"/>
    </style:style>
    <style:style style:name="P14" style:family="paragraph">
      <style:paragraph-properties fo:margin-left="3.175cm" fo:margin-right="0cm" fo:margin-top="0.158cm" fo:margin-bottom="0cm" text:enable-numbering="true" fo:text-indent="-0.635cm"/>
    </style:style>
    <style:style style:name="P15" style:family="paragraph">
      <style:paragraph-properties fo:margin-left="0cm" fo:margin-right="0cm" fo:line-height="100%" text:enable-numbering="false" fo:text-indent="0cm"/>
    </style:style>
    <style:style style:name="P16" style:family="paragraph">
      <style:paragraph-properties fo:margin-left="0cm" fo:margin-right="0cm" fo:text-indent="0cm" style:text-autospace="none"/>
    </style:style>
    <style:style style:name="P17" style:family="paragraph">
      <style:paragraph-properties style:writing-mode="lr-tb"/>
      <style:text-properties fo:font-family="Arial" style:font-family-generic="swiss" style:font-pitch="variable" fo:font-size="20pt" style:font-size-complex="6.19999980926514pt"/>
    </style:style>
    <style:style style:name="P18" style:family="paragraph">
      <style:paragraph-properties style:writing-mode="lr-tb"/>
      <style:text-properties fo:font-family="Arial" style:font-family-generic="swiss" style:font-pitch="variable" fo:font-size="20pt"/>
    </style:style>
    <style:style style:name="P19" style:family="paragraph">
      <style:paragraph-properties fo:margin-left="0.952cm" fo:margin-right="0cm" fo:margin-top="0.211cm" fo:margin-bottom="0cm" fo:line-height="100%" text:enable-numbering="false" fo:text-indent="-0.952cm"/>
    </style:style>
    <style:style style:name="P20" style:family="paragraph">
      <style:paragraph-properties fo:margin-left="2.063cm" fo:margin-right="0cm" fo:margin-top="0.176cm" fo:margin-bottom="0cm" fo:line-height="100%" text:enable-numbering="false" fo:text-indent="-0.793cm"/>
    </style:style>
    <style:style style:name="P21" style:family="paragraph">
      <style:paragraph-properties fo:margin-left="1.27cm" fo:margin-right="0cm" fo:margin-top="0cm" fo:margin-bottom="0cm" fo:line-height="100%" fo:text-align="start" text:enable-numbering="false" fo:text-indent="0cm" style:punctuation-wrap="simple" style:line-break="normal" style:writing-mode="lr-tb"/>
    </style:style>
    <style:style style:name="P22" style:family="paragraph">
      <style:paragraph-properties fo:text-align="center" style:writing-mode="lr-tb"/>
      <style:text-properties fo:font-size="24pt"/>
    </style:style>
    <style:style style:name="P23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P24" style:family="paragraph">
      <style:paragraph-properties fo:margin-left="0cm" fo:margin-right="0cm" fo:text-indent="0cm"/>
      <style:text-properties fo:font-size="12pt"/>
    </style:style>
    <style:style style:name="P25" style:family="paragraph">
      <style:paragraph-properties fo:margin-left="0.952cm" fo:margin-right="0cm" text:enable-numbering="true" fo:text-indent="-0.952cm"/>
    </style:style>
    <style:style style:name="P26" style:family="paragraph">
      <style:paragraph-properties fo:margin-left="0cm" fo:margin-right="0cm" fo:line-height="100%" text:enable-numbering="false" fo:text-indent="0cm" style:text-autospace="none" style:writing-mode="lr-tb"/>
      <style:text-properties fo:font-family="Arial" style:font-family-generic="swiss" style:font-pitch="variable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27" style:family="paragraph">
      <style:paragraph-properties fo:margin-left="0cm" fo:margin-right="0cm" text:enable-numbering="false" fo:text-indent="0cm" style:writing-mode="lr-tb"/>
      <style:text-properties fo:font-size="28pt" style:font-size-asian="28pt" style:font-size-complex="28pt"/>
    </style:style>
    <style:style style:name="P28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P29" style:family="paragraph">
      <style:paragraph-properties fo:margin-left="0cm" fo:margin-right="0cm" fo:line-height="100%" text:enable-numbering="false" fo:text-indent="0cm" style:text-autospace="none" style:writing-mode="lr-tb"/>
      <style:text-properties fo:font-family="Arial" style:font-family-generic="swiss" style:font-pitch="variable" fo:font-size="18pt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P30" style:family="paragraph">
      <style:paragraph-properties fo:margin-left="0cm" fo:margin-right="0cm" fo:line-height="100%" text:enable-numbering="false" fo:text-indent="0cm" style:text-autospace="none" style:writing-mode="lr-tb"/>
      <style:text-properties fo:color="#000000" fo:font-family="Arial" style:font-family-generic="swiss" style:font-pitch="variable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31" style:family="paragraph">
      <style:paragraph-properties fo:margin-left="0cm" fo:margin-right="0cm" fo:text-indent="0cm"/>
      <style:text-properties fo:font-size="12pt" style:font-size-asian="24pt" style:font-size-complex="24pt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language="en" fo:country="US"/>
    </style:style>
    <style:style style:name="T4" style:family="text">
      <style:text-properties fo:font-family="Arial" style:font-family-generic="swiss" style:font-pitch="variable"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8" style:family="text">
      <style:text-properties fo:color="#000000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T9" style:family="text">
      <style:text-properties fo:color="#7f0055" fo:font-family="Arial" style:font-family-generic="swiss" style:font-pitch="variable" fo:font-size="20pt" fo:language="en" fo:country="US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19999980926514pt" style:font-weight-complex="bold"/>
    </style:style>
    <style:style style:name="T10" style:family="text">
      <style:text-properties fo:color="#3f7f5f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T11" style:family="text">
      <style:text-properties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T12" style:family="text">
      <style:text-properties fo:color="#2a00ff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19999980926514pt" style:font-style-complex="normal" style:font-weight-complex="normal" style:text-emphasize="none" style:font-relief="none"/>
    </style:style>
    <style:style style:name="T13" style:family="text">
      <style:text-properties fo:color="#000000" fo:font-family="Arial" style:font-family-generic="swiss" style:font-pitch="variable" fo:font-size="20pt" fo:language="en" fo:country="US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14" style:family="text">
      <style:text-properties fo:color="#000000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5" style:family="text">
      <style:text-properties fo:color="#7f0055" fo:font-family="Arial" style:font-family-generic="swiss" style:font-pitch="variable" fo:font-size="20pt" fo:language="en" fo:country="US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6" style:family="text">
      <style:text-properties fo:color="#3f7f5f" fo:font-family="Arial" style:font-family-generic="swiss" style:font-pitch="variable" fo:font-size="20pt" fo:language="en" fo:country="US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17" style:family="text">
      <style:text-properties fo:color="#000000" fo:font-family="Arial" style:font-family-generic="swiss" style:font-pitch="variable" fo:font-size="20pt" fo:language="en" fo:country="US" fo:font-weight="bold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18" style:family="text">
      <style:text-properties fo:color="#2a00ff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9" style:family="text">
      <style:text-properties fo:font-family="Arial" style:font-family-generic="swiss" style:font-pitch="variable" fo:font-size="20pt" fo:language="en" fo:country="US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20" style:family="text">
      <style:text-properties fo:color="#000000" fo:font-family="Arial" style:font-family-generic="swiss" style:font-pitch="variable" fo:font-size="20pt" fo:language="en" fo:country="US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8080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3" style:family="text">
      <style:text-properties fo:color="#3f7f7f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4" style:family="text">
      <style:text-properties fo:color="#7f007f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5" style:family="text">
      <style:text-properties fo:font-family="Arial" style:font-family-generic="swiss" style:font-pitch="variable" fo:language="en" fo:country="US" fo:font-weight="bold" style:font-weight-asian="bold" style:font-weight-complex="bold"/>
    </style:style>
    <style:style style:name="T26" style:family="text">
      <style:text-properties fo:color="#000000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27" style:family="text">
      <style:text-properties fo:font-family="Arial" style:font-family-generic="swiss" style:font-pitch="variable" fo:font-size="20pt" fo:language="en" fo:country="US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28" style:family="text">
      <style:text-properties fo:font-size="12pt" fo:language="en" fo:country="US"/>
    </style:style>
    <style:style style:name="T29" style:family="text">
      <style:text-properties fo:color="#000000" fo:font-family="Arial" style:font-family-generic="swiss" style:font-pitch="variable" fo:font-size="20pt" fo:language="en" fo:country="US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19999980926514pt" style:font-weight-complex="bold"/>
    </style:style>
    <style:style style:name="T30" style:family="text">
      <style:text-properties fo:color="#2a00ff" fo:font-family="Arial" style:font-family-generic="swiss" style:font-pitch="variable" fo:font-size="20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T31" style:family="text">
      <style:text-properties fo:font-size="12pt"/>
    </style:style>
    <style:style style:name="T32" style:family="text">
      <style:text-properties fo:color="#800080" fo:font-family="Arial" style:font-family-generic="swiss" style:font-pitch="variable" fo:font-size="20pt" fo:language="en" fo:country="US" style:font-size-asian="20pt" style:font-size-complex="20pt"/>
    </style:style>
    <style:style style:name="T33" style:family="text">
      <style:text-properties fo:color="#008080" fo:font-family="Arial" style:font-family-generic="swiss" style:font-pitch="variable" fo:font-size="20pt" fo:language="en" fo:country="US" style:font-size-asian="20pt" style:font-size-complex="20pt"/>
    </style:style>
    <style:style style:name="T34" style:family="text">
      <style:text-properties fo:font-size="28pt" fo:language="en" fo:country="US" style:font-size-asian="28pt" style:font-size-complex="28pt"/>
    </style:style>
    <style:style style:name="T35" style:family="text">
      <style:text-properties fo:color="#008080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T36" style:family="text">
      <style:text-properties fo:color="#3f7f7f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T37" style:family="text">
      <style:text-properties fo:color="#7f007f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T38" style:family="text">
      <style:text-properties fo:color="#000000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T39" style:family="text">
      <style:text-properties fo:color="#2a00ff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T40" style:family="text">
      <style:text-properties fo:font-size="12pt" fo:language="en" fo:country="US" style:font-size-asian="24pt" style:font-size-complex="24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pring JM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Spring JMS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Simplifying Messaging Applications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"/>
          <draw:frame presentation:style-name="pr3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opics in this Sessio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Introduction to JMS</text:span></text:p>
              </text:list-item>
            </text:list>
            <text:list text:style-name="L4">
              <text:list-item>
                <text:p text:style-name="P8"><text:span text:style-name="T3">Configuring JMS Resources with Spring</text:span></text:p>
              </text:list-item>
            </text:list>
            <text:list text:style-name="L4">
              <text:list-item>
                <text:p text:style-name="P8"><text:span text:style-name="T3">Spring’s </text:span><text:span text:style-name="T4">JmsTemplate</text:span></text:p>
              </text:list-item>
            </text:list>
            <text:list text:style-name="L4">
              <text:list-item>
                <text:p text:style-name="P8"><text:span text:style-name="T3">Sending Messages</text:span></text:p>
              </text:list-item>
            </text:list>
            <text:list text:style-name="L4">
              <text:list-item>
                <text:p text:style-name="P8"><text:span text:style-name="T3">Receiving Message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5">Introduction to JMS</text:span></text:p>
              </text:list-item>
            </text:list>
            <text:list text:style-name="L4">
              <text:list-item>
                <text:p text:style-name="P8"><text:span text:style-name="T3">Configuring JMS Resources with Spring</text:span></text:p>
              </text:list-item>
            </text:list>
            <text:list text:style-name="L4">
              <text:list-item>
                <text:p text:style-name="P8"><text:span text:style-name="T3">Spring’s </text:span><text:span text:style-name="T4">JmsTemplate</text:span></text:p>
              </text:list-item>
            </text:list>
            <text:list text:style-name="L4">
              <text:list-item>
                <text:p text:style-name="P8"><text:span text:style-name="T3">Sending Messages</text:span></text:p>
              </text:list-item>
            </text:list>
            <text:list text:style-name="L4">
              <text:list-item>
                <text:p text:style-name="P8"><text:span text:style-name="T3">Receiving Message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Java Message Service (JMS)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Java Message Service (JMS)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The JMS API provides an abstraction for accessing Message Oriented Middleware</text:p>
              </text:list-item>
            </text:list>
            <text:list text:style-name="L4">
              <text:list-item>
                <text:list>
                  <text:list-item>
                    <text:p text:style-name="P10">Avoid vendor lock-i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Increase port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4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JMS Core Component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JMS Core Component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Message</text:span></text:p>
              </text:list-item>
            </text:list>
            <text:list text:style-name="L4">
              <text:list-item>
                <text:p text:style-name="P8"><text:span text:style-name="T3">Destination</text:span></text:p>
              </text:list-item>
            </text:list>
            <text:list text:style-name="L4">
              <text:list-item>
                <text:p text:style-name="P8"><text:span text:style-name="T3">Connection</text:span></text:p>
              </text:list-item>
            </text:list>
            <text:list text:style-name="L4">
              <text:list-item>
                <text:p text:style-name="P8"><text:span text:style-name="T3">Session</text:span></text:p>
              </text:list-item>
            </text:list>
            <text:list text:style-name="L4">
              <text:list-item>
                <text:p text:style-name="P8"><text:span text:style-name="T3">MessageProducer</text:span></text:p>
              </text:list-item>
            </text:list>
            <text:list text:style-name="L4">
              <text:list-item>
                <text:p text:style-name="P8"><text:span text:style-name="T3">MessageConsumer</text:span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5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JMS Message Type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JMS Message Type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Implementations of the </text:span><text:span text:style-name="T4">Message</text:span><text:span text:style-name="T3"> interfac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TextMess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ObjectMess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MapMess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BytesMess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StreamMess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6"/>
          <draw:frame presentation:style-name="pr8" draw:text-style-name="P2" draw:layer="layout" svg:width="14.904cm" svg:height="12cm" svg:x="2.708cm" svg:y="12.668cm" presentation:class="notes" presentation:user-transformed="true">
            <draw:text-box>
              <text:p text:style-name="P13">The list is basically in order of most used to least used.</text:p>
            </draw:text-box>
          </draw:frame>
          <draw:custom-shape draw:name="Slide Number Placeholder 3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JMS Destination Type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JMS Destination Type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Implementations of the <text:span text:style-name="T6">Destination</text:span> interface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Queu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Point-to-point messag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Top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Publish/subscribe messag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7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he JMS Connectio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he JMS Connect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A JMS </text:span><text:span text:style-name="T4">Connection</text:span><text:span text:style-name="T3"> is obtained from a factory</text:span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  <text:list text:style-name="L4">
              <text:list-item>
                <text:p text:id="id1" text:style-name="P8"><text:span text:style-name="T3">In a typical enterprise application, the ConnectionFactory is a managed resource and bound to JNDI</text:span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</draw:text-box>
        </draw:frame>
        <draw:custom-shape draw:name="Text Box 4" draw:style-name="gr3" draw:text-style-name="P5" draw:layer="layout" svg:width="18.765cm" svg:height="1.074cm" svg:x="3.196cm" svg:y="6.138cm">
          <text:p text:style-name="P15"><text:span text:style-name="T7">Connection conn = connectionFactory.createConnection();</text:span></text:p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17" draw:id="id2" draw:layer="layout" svg:width="18.966cm" svg:height="4.326cm" svg:x="3.175cm" svg:y="11.853cm">
          <text:p text:style-name="P16"><text:span text:style-name="T8">Properties env = </text:span><text:span text:style-name="T9">new</text:span><text:span text:style-name="T8"> Properties();</text:span></text:p>
          <text:p text:style-name="P16"><text:span text:style-name="T10">// provide JNDI environment properties</text:span></text:p>
          <text:p text:style-name="P16"><text:span text:style-name="T8">Context ctx = </text:span><text:span text:style-name="T9">new</text:span><text:span text:style-name="T8"> InitialContext(env);</text:span></text:p>
          <text:p text:style-name="P16"><text:span text:style-name="T8">ConnectionFactory connectionFactory = </text:span></text:p>
          <text:p text:style-name="P6"><text:span text:style-name="T11"><text:tab/></text:span><text:span text:style-name="T11">(ConnectionFactory) ctx.lookup(</text:span><text:span text:style-name="T12">"connFactory"</text:span><text:span text:style-name="T11">);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8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he JMS Sessio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he JM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A <text:span text:style-name="T6">Session</text:span> is created from the <text:span text:style-name="T6">Connection</text:span></text:p>
              </text:list-item>
            </text:list>
            <text:list text:style-name="L4">
              <text:list-item>
                <text:list>
                  <text:list-item>
                    <text:p text:style-name="P10">Represents a unit-of-wor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Provides transactional capability</text:p>
                  </text:list-item>
                </text:list>
              </text:list-item>
            </text:list>
            <text:list text:style-name="L4">
              <text:list-item>
                <text:p text:style-name="P11"/>
              </text:list-item>
            </text:list>
          </draw:text-box>
        </draw:frame>
        <draw:custom-shape draw:name="Text Box 4" draw:style-name="gr4" draw:text-style-name="P18" draw:layer="layout" svg:width="20.452cm" svg:height="7.578cm" svg:x="2.752cm" svg:y="8.255cm">
          <text:p text:style-name="P16"><text:span text:style-name="T13">Session session = conn.createSession(</text:span></text:p>
          <text:p text:style-name="P16"><text:span text:style-name="T14"><text:tab/></text:span><text:span text:style-name="T14"><text:tab/></text:span><text:span text:style-name="T15">boolean</text:span><text:span text:style-name="T14"> transacted, </text:span><text:span text:style-name="T15">int</text:span><text:span text:style-name="T14"> acknowledgeMode);</text:span></text:p>
          <text:p text:style-name="P16"><text:span text:style-name="T16"/></text:p>
          <text:p text:style-name="P16"><text:span text:style-name="T16">// use session</text:span></text:p>
          <text:p text:style-name="P16"><text:span text:style-name="T15">if</text:span><text:span text:style-name="T14"> (everythingOkay) {</text:span></text:p>
          <text:p text:style-name="P16"><text:span text:style-name="T13"><text:s text:c="4"/></text:span><text:span text:style-name="T17">session.commit();</text:span></text:p>
          <text:p text:style-name="P16"><text:span text:style-name="T14">} </text:span><text:span text:style-name="T15">else</text:span><text:span text:style-name="T14"> {</text:span></text:p>
          <text:p text:style-name="P16"><text:span text:style-name="T13"><text:s text:c="4"/></text:span><text:span text:style-name="T17">session.rollback();</text:span></text:p>
          <text:p text:style-name="P16"><text:span text:style-name="T13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9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reating Message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Creating Message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The <text:span text:style-name="T6">Session</text:span> is responsible for the creation of various JMS Message types</text:p>
              </text:list-item>
            </text:list>
          </draw:text-box>
        </draw:frame>
        <draw:custom-shape draw:name="Text Box 4" draw:style-name="gr4" draw:text-style-name="P18" draw:layer="layout" svg:width="19.231cm" svg:height="7.578cm" svg:x="3.175cm" svg:y="7.408cm">
          <text:p text:style-name="P16"><text:span text:style-name="T14">session.createTextMessage(</text:span><text:span text:style-name="T18">"Some Message Content"</text:span><text:span text:style-name="T14">);</text:span></text:p>
          <text:p text:style-name="P16"><text:span text:style-name="T19"/></text:p>
          <text:p text:style-name="P16"><text:span text:style-name="T20">session.createObjectMessage(someSerializableObject);</text:span></text:p>
          <text:p text:style-name="P16"><text:span text:style-name="T19"/></text:p>
          <text:p text:style-name="P16"><text:span text:style-name="T20">MapMessage message = session.createMapMessage();</text:span></text:p>
          <text:p text:style-name="P16"><text:span text:style-name="T14">message.setInt(</text:span><text:span text:style-name="T18">"someKey"</text:span><text:span text:style-name="T14">, 123);</text:span></text:p>
          <text:p text:style-name="P16"><text:span text:style-name="T19"/></text:p>
          <text:p text:style-name="P16"><text:span text:style-name="T20">BytesMessage message = session.createBytesMessage();</text:span></text:p>
          <text:p text:style-name="P16"><text:span text:style-name="T20">message.writeBytes(someByteArray)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10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roducers and Consumer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Producers and Consumer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The </text:span><text:span text:style-name="T4">Session</text:span><text:span text:style-name="T3"> is also responsible for creating instances of </text:span><text:span text:style-name="T4">MessageProducer</text:span><text:span text:style-name="T3"> and </text:span><text:span text:style-name="T4">MessageConsumer</text:span></text:p>
              </text:list-item>
            </text:list>
          </draw:text-box>
        </draw:frame>
        <draw:custom-shape draw:name="Text Box 4" draw:style-name="gr4" draw:text-style-name="P5" draw:layer="layout" svg:width="19.231cm" svg:height="3.513cm" svg:x="3.175cm" svg:y="8.255cm">
          <text:p text:style-name="P15"><text:span text:style-name="T7">producer = session.createProducer(someDestination);</text:span></text:p>
          <text:p text:style-name="P15"><text:span text:style-name="T7"/></text:p>
          <text:p text:style-name="P15"><text:span text:style-name="T7">consumer = session.createConsumer(someDestination);</text:span></text:p>
          <text:p text:style-name="P15"><text:span text:style-name="T7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1"/>
          <draw:frame presentation:style-name="pr8" draw:text-style-name="P2" draw:layer="layout" svg:width="14.904cm" svg:height="12cm" svg:x="2.708cm" svg:y="12.668cm" presentation:class="notes" presentation:user-transformed="true">
            <draw:text-box>
              <text:p text:style-name="P13">Rarely used. <text:s/>Usually simply create the Message and go forward.</text:p>
            </draw:text-box>
          </draw:frame>
          <draw:custom-shape draw:name="Slide Number Placeholder 3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Introduction to JMS</text:span></text:p>
              </text:list-item>
            </text:list>
            <text:list text:style-name="L4">
              <text:list-item>
                <text:p text:style-name="P8"><text:span text:style-name="T5">Configuring JMS Resources with Spring</text:span></text:p>
              </text:list-item>
            </text:list>
            <text:list text:style-name="L4">
              <text:list-item>
                <text:p text:style-name="P8"><text:span text:style-name="T3">Spring’s </text:span><text:span text:style-name="T4">JmsTemplate</text:span></text:p>
              </text:list-item>
            </text:list>
            <text:list text:style-name="L4">
              <text:list-item>
                <text:p text:style-name="P8"><text:span text:style-name="T3">Sending Messages</text:span></text:p>
              </text:list-item>
            </text:list>
            <text:list text:style-name="L4">
              <text:list-item>
                <text:p text:style-name="P8"><text:span text:style-name="T3">Receiving Message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2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figuring JMS Resources with Spring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21">Configuring JMS Resources with Spring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pring enables decoupling of your application code from the underlying infrastructur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The container provides the resour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The application is simply coded against the API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his provides deployment flexibilit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use a standalone JMS provid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use an ApplicationServer to manage JMS resources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3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figuring a ConnectionFactory" draw:style-name="dp1" draw:master-page-name="Default">
        <office:forms form:automatic-focus="false" form:apply-design-mode="false"/>
        <draw:frame presentation:style-name="pr4" draw:text-style-name="P2" draw:layer="layout" svg:width="17.476cm" svg:height="2.927cm" svg:x="0.957cm" svg:y="0.225cm" presentation:class="title" presentation:user-transformed="true">
          <draw:text-box>
            <text:p text:style-name="P7"><text:span text:style-name="T3">Configuring a </text:span><text:span text:style-name="T4">ConnectionFactory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The </text:span><text:span text:style-name="T4">ConnectionFactory</text:span><text:span text:style-name="T3"> may be standalone</text:span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  <text:list text:style-name="L4">
              <text:list-item>
                <text:p text:style-name="P8"><text:span text:style-name="T3">Or it may be retrieved from JNDI</text:span></text:p>
              </text:list-item>
            </text:list>
            <text:list text:style-name="L7">
              <text:list-item>
                <text:p text:style-name="P19"><text:span text:style-name="T4"/></text:p>
              </text:list-item>
            </text:list>
            <text:list text:style-name="L7">
              <text:list-item>
                <text:p text:style-name="P19"><text:span text:style-name="T4"/></text:p>
              </text:list-item>
            </text:list>
            <text:list text:style-name="L7">
              <text:list-item>
                <text:p text:style-name="P19"><text:span text:style-name="T4"/></text:p>
              </text:list-item>
            </text:list>
          </draw:text-box>
        </draw:frame>
        <draw:custom-shape draw:name="Text Box 4" draw:style-name="gr4" draw:text-style-name="P18" draw:layer="layout" svg:width="21.801cm" svg:height="3.513cm" svg:x="2.117cm" svg:y="6.138cm">
          <text:p text:style-name="P16"><text:span text:style-name="T22">&lt;</text:span><text:span text:style-name="T23">bean </text:span><text:span text:style-name="T24">id</text:span><text:span text:style-name="T14">=</text:span><text:span text:style-name="T18">"connectionFactory" </text:span></text:p>
          <text:p text:style-name="P16"><text:span text:style-name="T24"><text:s text:c="12"/></text:span><text:span text:style-name="T24">class</text:span><text:span text:style-name="T14">=</text:span><text:span text:style-name="T18">"org.apache.activemq.ActiveMQConnectionFactory"</text:span><text:span text:style-name="T22">&gt;</text:span></text:p>
          <text:p text:style-name="P16"><text:span text:style-name="T22"><text:s text:c="4"/></text:span><text:span text:style-name="T22">&lt;</text:span><text:span text:style-name="T23">property </text:span><text:span text:style-name="T24">name</text:span><text:span text:style-name="T14">=</text:span><text:span text:style-name="T18">"brokerURL" </text:span><text:span text:style-name="T24">value</text:span><text:span text:style-name="T14">=</text:span><text:span text:style-name="T18">"tcp://localhost:61616"</text:span><text:span text:style-name="T22">/&gt;</text:span></text:p>
          <text:p text:style-name="P16"><text:span text:style-name="T22">&lt;/</text:span><text:span text:style-name="T23">bean</text:span><text:span text:style-name="T22">&gt;</text:span></text:p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18" draw:layer="layout" svg:width="21.801cm" svg:height="1.887cm" svg:x="2.117cm" svg:y="12.065cm">
          <text:p text:style-name="P16"><text:span text:style-name="T22">&lt;</text:span><text:span text:style-name="T23">jee:jndi-lookup </text:span><text:span text:style-name="T24">id</text:span><text:span text:style-name="T14">=</text:span><text:span text:style-name="T18">"connectionFactory"</text:span></text:p>
          <text:p text:style-name="P16"><text:span text:style-name="T18"><text:tab/></text:span><text:span text:style-name="T24">jndi-name</text:span><text:span text:style-name="T14">=</text:span><text:span text:style-name="T18">"jms/ConnectionFactory"</text:span><text:span text:style-name="T22">/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14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figuring Destination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Configuring <text:span text:style-name="T6">Destinations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The <text:span text:style-name="T6">Destinations</text:span> may be standalone</text:p>
              </text:list-item>
            </text:list>
            <text:list text:style-name="L4">
              <text:list-item>
                <text:p text:style-name="P11"/>
              </text:list-item>
            </text:list>
            <text:list text:style-name="L4">
              <text:list-item>
                <text:p text:style-name="P11"/>
              </text:list-item>
            </text:list>
            <text:list text:style-name="L4">
              <text:list-item>
                <text:p text:style-name="P11"/>
              </text:list-item>
            </text:list>
            <text:list text:style-name="L4">
              <text:list-item>
                <text:p text:style-name="P11"/>
              </text:list-item>
            </text:list>
            <text:list text:style-name="L4">
              <text:list-item>
                <text:p text:style-name="P8">Or they may be retrieved from JNDI</text:p>
              </text:list-item>
            </text:list>
            <text:list text:style-name="L7">
              <text:list-item>
                <text:p text:style-name="P19"><text:span text:style-name="T6"/></text:p>
              </text:list-item>
            </text:list>
            <text:list text:style-name="L7">
              <text:list-item>
                <text:p text:style-name="P19"><text:span text:style-name="T6"/></text:p>
              </text:list-item>
            </text:list>
            <text:list text:style-name="L7">
              <text:list-item>
                <text:p text:style-name="P19"><text:span text:style-name="T6"/></text:p>
              </text:list-item>
            </text:list>
          </draw:text-box>
        </draw:frame>
        <draw:custom-shape draw:name="Text Box 4" draw:style-name="gr4" draw:text-style-name="P18" draw:layer="layout" svg:width="21.801cm" svg:height="3.513cm" svg:x="2.117cm" svg:y="6.138cm">
          <text:p text:style-name="P16"><text:span text:style-name="T22">&lt;</text:span><text:span text:style-name="T23">bean </text:span><text:span text:style-name="T24">id</text:span><text:span text:style-name="T14">=</text:span><text:span text:style-name="T18">“orderQueue”</text:span></text:p>
          <text:p text:style-name="P16"><text:span text:style-name="T18"><text:s text:c="10"/></text:span><text:span text:style-name="T24">class</text:span><text:span text:style-name="T14">=</text:span><text:span text:style-name="T18">“org.apache.activemq.command.ActiveMQQueue”</text:span><text:span text:style-name="T22">&gt;</text:span></text:p>
          <text:p text:style-name="P16"><text:span text:style-name="T14"><text:s text:c="4"/></text:span><text:span text:style-name="T22">&lt;</text:span><text:span text:style-name="T23">constructor-arg </text:span><text:span text:style-name="T24">value</text:span><text:span text:style-name="T14">=</text:span><text:span text:style-name="T18">“queue.order”</text:span><text:span text:style-name="T22">/&gt;</text:span></text:p>
          <text:p text:style-name="P16"><text:span text:style-name="T22">&lt;/</text:span><text:span text:style-name="T23">bean</text:span><text:span text:style-name="T22">&gt;</text:span></text:p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18" draw:layer="layout" svg:width="21.801cm" svg:height="1.887cm" svg:x="2.117cm" svg:y="12.277cm">
          <text:p text:style-name="P16"><text:span text:style-name="T22">&lt;</text:span><text:span text:style-name="T23">jee:jndi-lookup </text:span><text:span text:style-name="T24">id</text:span><text:span text:style-name="T14">=</text:span><text:span text:style-name="T18">“orderQueue” </text:span></text:p>
          <text:p text:style-name="P16"><text:span text:style-name="T18"><text:s text:c="26"/></text:span><text:span text:style-name="T24">jndi-name</text:span><text:span text:style-name="T14">=</text:span><text:span text:style-name="T18">“jms/OrderQueue”</text:span><text:span text:style-name="T22">/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15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Introduction to JMS</text:span></text:p>
              </text:list-item>
            </text:list>
            <text:list text:style-name="L4">
              <text:list-item>
                <text:p text:style-name="P8"><text:span text:style-name="T3">Configuring JMS Resources with Spring</text:span></text:p>
              </text:list-item>
            </text:list>
            <text:list text:style-name="L4">
              <text:list-item>
                <text:p text:style-name="P8"><text:span text:style-name="T5">Spring’s </text:span><text:span text:style-name="T25">JmsTemplate</text:span></text:p>
              </text:list-item>
            </text:list>
            <text:list text:style-name="L4">
              <text:list-item>
                <text:p text:style-name="P8"><text:span text:style-name="T3">Sending Messages</text:span></text:p>
              </text:list-item>
            </text:list>
            <text:list text:style-name="L4">
              <text:list-item>
                <text:p text:style-name="P8"><text:span text:style-name="T3">Receiving Message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6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pring’s JmsTemplate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Spring’s </text:span><text:span text:style-name="T4">JmsTemplate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The template simplifies usage of the API</text:p>
              </text:list-item>
            </text:list>
            <text:list text:style-name="L4">
              <text:list-item>
                <text:list>
                  <text:list-item>
                    <text:p text:style-name="P10">Reduces boilerplate c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Manages resources transparent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Handles exceptions proper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Converts checked exceptions to runtime equival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Provides convenience methods and callb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7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JmsTemplate Strategie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15"><text:span text:style-name="T4">JmsTemplate</text:span><text:span text:style-name="T3"> Strategies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The JmsTemplate delegates to collaborators to handle some of the work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MessageConvert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DestinationResol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8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essageConverter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MessageConverter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The JmsTemplate uses a </text:span><text:span text:style-name="T4">MessageConverter</text:span><text:span text:style-name="T3"> to convert between objects and messages</text:span></text:p>
              </text:list-item>
            </text:list>
            <text:list text:style-name="L4">
              <text:list-item>
                <text:p text:style-name="P8"><text:span text:style-name="T3">The default SimpleMessageConverter handles basic typ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String</text:span><text:span text:style-name="T3"> to </text:span><text:span text:style-name="T4">TextMess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Serializable</text:span><text:span text:style-name="T3"> to </text:span><text:span text:style-name="T4">ObjectMess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Map</text:span><text:span text:style-name="T3"> to </text:span><text:span text:style-name="T4">MapMess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byte[]</text:span><text:span text:style-name="T3"> to </text:span><text:span text:style-name="T4">BytesMess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9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Implementing MessageConverter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Implementing MessageConverter</text:span></text:p>
          </draw:text-box>
        </draw:frame>
        <draw:frame presentation:style-name="pr5" draw:text-style-name="P9" draw:layer="layout" svg:width="21.855cm" svg:height="11.612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It is sometimes desirable to provide your own conversion strateg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Reuse existing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Delegate to an object-to-XML translator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Implement the two necessary methods</text:span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  <text:list text:style-name="L4">
              <text:list-item>
                <text:p text:style-name="P11"><text:span text:style-name="T3"/></text:p>
              </text:list-item>
            </text:list>
            <text:list text:style-name="L4">
              <text:list-item>
                <text:p text:style-name="P8"><text:span text:style-name="T3">Provide the implementation to JmsTemplate via dependency injection</text:span></text:p>
              </text:list-item>
            </text:list>
          </draw:text-box>
        </draw:frame>
        <draw:custom-shape draw:name="Text Box 4" draw:style-name="gr4" draw:text-style-name="P5" draw:layer="layout" svg:width="19.05cm" svg:height="1.887cm" svg:x="3.175cm" svg:y="10.583cm">
          <text:list text:style-name="L8">
            <text:list-item>
              <text:list>
                <text:list-item>
                  <text:p text:style-name="P21"><text:span text:style-name="T26">Message toMessage(Object o, Session session)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21"><text:span text:style-name="T26">Object fromMessage(Message message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20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DestinationResolver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DestinationResolver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It is often necessary to resolve destination names at runtime</text:span></text:p>
              </text:list-item>
            </text:list>
            <text:list text:style-name="L4">
              <text:list-item>
                <text:p text:style-name="P8"><text:span text:style-name="T3">JmsTemplate uses </text:span><text:span text:style-name="T4">DynamicDestinationResolver</text:span><text:span text:style-name="T3"> as a default</text:span></text:p>
              </text:list-item>
            </text:list>
            <text:list text:style-name="L4">
              <text:list-item>
                <text:p text:style-name="P8"><text:span text:style-name="T3">The </text:span><text:span text:style-name="T4">JndiDestinationResolver</text:span><text:span text:style-name="T3"> is also available</text:span></text:p>
              </text:list-item>
            </text:list>
            <text:list text:style-name="L4">
              <text:list-item>
                <text:p text:style-name="P8"><text:span text:style-name="T3">The interface only requires one method</text:span></text:p>
              </text:list-item>
            </text:list>
          </draw:text-box>
        </draw:frame>
        <draw:custom-shape draw:name="Text Box 4" draw:style-name="gr4" draw:text-style-name="P18" draw:id="id3" draw:layer="layout" svg:width="20.955cm" svg:height="3.513cm" svg:x="2.752cm" svg:y="11.853cm">
          <text:p text:style-name="P16"><text:span text:style-name="T13">Destination resolveDestinationName(Session session,</text:span></text:p>
          <text:p text:style-name="P16"><text:span text:style-name="T13"><text:s text:c="12"/></text:span><text:span text:style-name="T13">String destinationName,</text:span></text:p>
          <text:p text:style-name="P16"><text:span text:style-name="T14"><text:s text:c="12"/></text:span><text:span text:style-name="T15">boolean</text:span><text:span text:style-name="T14"> pubSubDomain)</text:span></text:p>
          <text:p text:style-name="P16"><text:span text:style-name="T15">throws</text:span><text:span text:style-name="T14"> JMSException;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21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Defining a JmsTemplate Bea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Defining a </text:span><text:span text:style-name="T4">JmsTemplate</text:span><text:span text:style-name="T3"> Bean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Provide a reference to the </text:span><text:span text:style-name="T4">ConnectionFactory</text:span></text:p>
              </text:list-item>
            </text:list>
            <text:list text:style-name="L4">
              <text:list-item>
                <text:p text:style-name="P8"><text:span text:style-name="T3">Optionally provide other referenc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MessageConvert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DestinationResolv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Default Destination (or default Destination name)</text:span></text:p>
                  </text:list-item>
                </text:list>
              </text:list-item>
            </text:list>
          </draw:text-box>
        </draw:frame>
        <draw:custom-shape draw:name="Text Box 4" draw:style-name="gr4" draw:text-style-name="P18" draw:layer="layout" svg:width="21.802cm" svg:height="4.326cm" svg:x="1.905cm" svg:y="10.583cm">
          <text:p text:style-name="P16"><text:span text:style-name="T22">&lt;</text:span><text:span text:style-name="T23">bean </text:span><text:span text:style-name="T24">id</text:span><text:span text:style-name="T14">=</text:span><text:span text:style-name="T18">“jmsTemplate” </text:span></text:p>
          <text:p text:style-name="P16"><text:span text:style-name="T18"><text:s text:c="11"/></text:span><text:span text:style-name="T24">class</text:span><text:span text:style-name="T14">=</text:span><text:span text:style-name="T18">“org.springframework.jms.core.JmsTemplate”</text:span><text:span text:style-name="T22">&gt;</text:span></text:p>
          <text:p text:style-name="P16"><text:span text:style-name="T14"><text:s text:c="4"/></text:span><text:span text:style-name="T22">&lt;</text:span><text:span text:style-name="T23">property </text:span><text:span text:style-name="T24">name</text:span><text:span text:style-name="T14">=</text:span><text:span text:style-name="T18">“connectionFactory” </text:span><text:span text:style-name="T24">ref</text:span><text:span text:style-name="T14">=</text:span><text:span text:style-name="T18">“connectionFactory”</text:span><text:span text:style-name="T22">/&gt;</text:span></text:p>
          <text:p text:style-name="P16"><text:span text:style-name="T14"><text:s text:c="4"/></text:span><text:span text:style-name="T22">&lt;</text:span><text:span text:style-name="T23">property </text:span><text:span text:style-name="T24">name</text:span><text:span text:style-name="T14">=</text:span><text:span text:style-name="T18">“defaultDestination” </text:span><text:span text:style-name="T24">ref</text:span><text:span text:style-name="T14">=</text:span><text:span text:style-name="T18">“orderQueue”</text:span><text:span text:style-name="T22">/&gt;</text:span></text:p>
          <text:p text:style-name="P16"><text:span text:style-name="T22">&lt;/</text:span><text:span text:style-name="T23">bean</text:span><text:span text:style-name="T22">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22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Introduction to JMS</text:span></text:p>
              </text:list-item>
            </text:list>
            <text:list text:style-name="L4">
              <text:list-item>
                <text:p text:style-name="P8"><text:span text:style-name="T3">Configuring JMS Resources with Spring</text:span></text:p>
              </text:list-item>
            </text:list>
            <text:list text:style-name="L4">
              <text:list-item>
                <text:p text:style-name="P8"><text:span text:style-name="T3">Spring’s </text:span><text:span text:style-name="T4">JmsTemplate</text:span></text:p>
              </text:list-item>
            </text:list>
            <text:list text:style-name="L4">
              <text:list-item>
                <text:p text:style-name="P8"><text:span text:style-name="T5">Sending Messages</text:span></text:p>
              </text:list-item>
            </text:list>
            <text:list text:style-name="L4">
              <text:list-item>
                <text:p text:style-name="P8"><text:span text:style-name="T3">Receiving Message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3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ending Message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Sending Message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The template provides option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One line methods that leverage the template’s MessageConvert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Callback-accepting methods that reveal more of the JMS API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Use the simplest option for the task at hand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4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ending Messages with Conversion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ending Messages with Conver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Leveraging the template’s MessageConverter</text:span></text:p>
              </text:list-item>
            </text:list>
          </draw:text-box>
        </draw:frame>
        <draw:custom-shape draw:name="Text Box 4" draw:style-name="gr4" draw:text-style-name="P18" draw:layer="layout" svg:width="18.415cm" svg:height="5.952cm" svg:x="3.175cm" svg:y="6.35cm">
          <text:p text:style-name="P16"><text:span text:style-name="T15">public</text:span><text:span text:style-name="T14"> </text:span><text:span text:style-name="T15">void</text:span><text:span text:style-name="T14"> convertAndSend(Object message);</text:span></text:p>
          <text:p text:style-name="P16"><text:span text:style-name="T27"/></text:p>
          <text:p text:style-name="P16"><text:span text:style-name="T15">public</text:span><text:span text:style-name="T14"> </text:span><text:span text:style-name="T15">void</text:span><text:span text:style-name="T14"> convertAndSend(Destination destination, </text:span></text:p>
          <text:p text:style-name="P16"><text:span text:style-name="T13"><text:tab/></text:span><text:span text:style-name="T13"> <text:s text:c="46"/></text:span><text:span text:style-name="T13">Object message);</text:span></text:p>
          <text:p text:style-name="P16"><text:span text:style-name="T27"/></text:p>
          <text:p text:style-name="P16"><text:span text:style-name="T15">public</text:span><text:span text:style-name="T14"> </text:span><text:span text:style-name="T15">void</text:span><text:span text:style-name="T14"> convertAndSend(String destinationName</text:span></text:p>
          <text:p text:style-name="P16"><text:span text:style-name="T13"><text:tab/></text:span><text:span text:style-name="T13"> <text:s text:c="46"/></text:span><text:span text:style-name="T13">Object message)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25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ending Messages with Callbacks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ending Messages with Callback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When more control is needed, use callbacks</text:p>
              </text:list-item>
            </text:list>
          </draw:text-box>
        </draw:frame>
        <draw:custom-shape draw:name="Text Box 4" draw:style-name="gr4" draw:text-style-name="P18" draw:layer="layout" svg:width="18.415cm" svg:height="4.326cm" svg:x="3.175cm" svg:y="7.197cm">
          <text:p text:style-name="P16"><text:span text:style-name="T15">public</text:span><text:span text:style-name="T14"> </text:span><text:span text:style-name="T15">void</text:span><text:span text:style-name="T14"> send(MessageCreator messageCreator);</text:span></text:p>
          <text:p text:style-name="P16"><text:span text:style-name="T27"/></text:p>
          <text:p text:style-name="P16"><text:span text:style-name="T15">public</text:span><text:span text:style-name="T14"> Object execute(ProducerCallback action);</text:span></text:p>
          <text:p text:style-name="P16"><text:span text:style-name="T27"/></text:p>
          <text:p text:style-name="P16"><text:span text:style-name="T15">public</text:span><text:span text:style-name="T14"> Object execute(SessionCallback action);</text:span></text:p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5" draw:id="id5" draw:layer="layout" svg:width="18.415cm" svg:height="1.074cm" svg:x="3.175cm" svg:y="13.238cm">
          <text:p text:style-name="P15"><text:span text:style-name="T7">Message createMessage(Session session) {…}</text:span></text:p>
          <draw:enhanced-geometry svg:viewBox="0 0 21600 21600" draw:type="mso-spt202" draw:enhanced-path="M 0 0 L 21600 0 21600 21600 0 21600 0 0 Z N"/>
        </draw:custom-shape>
        <draw:polyline draw:name="Line 6" draw:style-name="gr5" draw:text-style-name="P22" draw:id="id4" draw:layer="layout" svg:width="0cm" svg:height="4.867cm" svg:x="9.102cm" svg:y="8.255cm" svg:viewBox="0 0 0 4868" draw:points="0,0 0,4868">
          <text:p text:style-name="P6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6"/>
          <draw:frame presentation:style-name="pr8" draw:text-style-name="P2" draw:layer="layout" svg:width="14.904cm" svg:height="12cm" svg:x="2.708cm" svg:y="12.668cm" presentation:class="notes" presentation:user-transformed="true">
            <draw:text-box>
              <text:p text:style-name="P13"><text:span text:style-name="T3">We make sure that it’s easy to do the most common things (eg, convertAndSend) but never take away full power</text:span></text:p>
              <text:p text:style-name="P13"><text:span text:style-name="T3"/></text:p>
              <text:p text:style-name="P6"><text:span text:style-name="T28">DEMO: there is a demo for this in the cookbook section of the JMS-1 module. If you liike, you can show the producercallback demo and/or the sessioncallback demo.</text:span></text:p>
            </draw:text-box>
          </draw:frame>
          <draw:custom-shape draw:name="Slide Number Placeholder 3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Creating the queue reference yourself using a callback</text:p>
          </draw:text-box>
        </draw:frame>
        <draw:custom-shape draw:name="Text Box 4" draw:style-name="gr6" draw:text-style-name="P23" draw:layer="layout" svg:width="22.979cm" svg:height="11.643cm" svg:x="1.304cm" svg:y="4.864cm">
          <text:p text:style-name="P16"><text:span text:style-name="T8">jmsTemplate.execute(</text:span><text:span text:style-name="T9">new</text:span><text:span text:style-name="T8"> SessionCallback() {</text:span></text:p>
          <text:p text:style-name="P16"><text:span text:style-name="T8"/></text:p>
          <text:p text:style-name="P16"><text:span text:style-name="T29"><text:s text:c="8"/></text:span><text:span text:style-name="T9">public</text:span><text:span text:style-name="T8"> Object doInJms(Session session) </text:span><text:span text:style-name="T9">throws</text:span><text:span text:style-name="T8"> JMSException {</text:span></text:p>
          <text:p text:style-name="P16"><text:span text:style-name="T8"/></text:p>
          <text:p text:style-name="P16"><text:span text:style-name="T8"><text:s text:c="16"/></text:span><text:span text:style-name="T8">Queue queue = session.createQueue(</text:span><text:span text:style-name="T30">"someQueue"</text:span><text:span text:style-name="T8">);</text:span></text:p>
          <text:p text:style-name="P16"><text:span text:style-name="T8"><text:s text:c="16"/></text:span><text:span text:style-name="T8">MessageProducer producer = </text:span></text:p>
          <text:p text:style-name="P16"><text:span text:style-name="T8"><text:s text:c="24"/></text:span><text:span text:style-name="T8">session.createProducer(queue);</text:span></text:p>
          <text:p text:style-name="P16"><text:span text:style-name="T8"><text:s text:c="16"/></text:span><text:span text:style-name="T8">Message message = </text:span></text:p>
          <text:p text:style-name="P16"><text:span text:style-name="T8"><text:s text:c="24"/></text:span><text:span text:style-name="T8">session.createTextMessage(</text:span><text:span text:style-name="T30">"Hello Queue!"</text:span><text:span text:style-name="T8">);</text:span></text:p>
          <text:p text:style-name="P16"><text:span text:style-name="T8"><text:s text:c="16"/></text:span><text:span text:style-name="T8">producer.send(message);</text:span></text:p>
          <text:p text:style-name="P16"><text:span text:style-name="T29"><text:s text:c="16"/></text:span><text:span text:style-name="T9">return</text:span><text:span text:style-name="T8"> </text:span><text:span text:style-name="T9">null</text:span><text:span text:style-name="T8">;</text:span></text:p>
          <text:p text:style-name="P16"><text:span text:style-name="T8"><text:s text:c="8"/></text:span><text:span text:style-name="T8">}</text:span></text:p>
          <text:p text:style-name="P16"><text:span text:style-name="T8"/></text:p>
          <text:p text:style-name="P16"><text:span text:style-name="T8">})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27" presentation:class="page"/>
          <draw:frame presentation:style-name="pr7" draw:text-style-name="P24" draw:layer="layout" svg:width="14.904cm" svg:height="12.001cm" svg:x="2.708cm" svg:y="12.668cm" presentation:class="notes">
            <draw:text-box>
              <text:p text:style-name="P6"><text:span text:style-name="T31">DEMO: there is a demo for this in the cookbook section of the JMS-1 module. If you liike, you can show the producercallback demo and/or the sessioncallback demo.</text:span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Introduction to JMS</text:span></text:p>
              </text:list-item>
            </text:list>
            <text:list text:style-name="L4">
              <text:list-item>
                <text:p text:style-name="P8"><text:span text:style-name="T3">Configuring JMS Resources with Spring</text:span></text:p>
              </text:list-item>
            </text:list>
            <text:list text:style-name="L4">
              <text:list-item>
                <text:p text:style-name="P8"><text:span text:style-name="T3">Spring’s </text:span><text:span text:style-name="T4">JmsTemplate</text:span></text:p>
              </text:list-item>
            </text:list>
            <text:list text:style-name="L4">
              <text:list-item>
                <text:p text:style-name="P8"><text:span text:style-name="T3">Sending Messages</text:span></text:p>
              </text:list-item>
            </text:list>
            <text:list text:style-name="L4">
              <text:list-item>
                <text:p text:style-name="P8"><text:span text:style-name="T5">Receiving Message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8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ynchronous Message Reception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ynchronous Message Recept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The </text:span><text:span text:style-name="T4">JmsTemplate</text:span><text:span text:style-name="T3"> can receive messages also, but these are blocking method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receive(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receive(Destination destination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receive(String destinationName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he </text:span><text:span text:style-name="T4">MessageConverter</text:span><text:span text:style-name="T3"> can be leveraged for message reception as well</text:span></text:p>
              </text:list-item>
            </text:list>
          </draw:text-box>
        </draw:frame>
        <draw:custom-shape draw:name="Text Box 4" draw:style-name="gr4" draw:text-style-name="P5" draw:id="id6" draw:layer="layout" svg:width="20.109cm" svg:height="1.887cm" svg:x="2.963cm" svg:y="12.488cm">
          <text:p text:style-name="P15"><text:span text:style-name="T7">Object someSerializable =</text:span></text:p>
          <text:p text:style-name="P15"><text:span text:style-name="T7"><text:s text:c="16"/></text:span><text:span text:style-name="T7">jmsTemplate.receiveAndConvert(someDestination);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29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he JMS MessageListener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The JMS MessageListener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The JMS API defines this interface for asynchronous reception of messages</text:p>
              </text:list-item>
            </text:list>
          </draw:text-box>
        </draw:frame>
        <draw:custom-shape draw:name="Text Box 4" draw:style-name="gr4" draw:text-style-name="P5" draw:id="id7" draw:layer="layout" svg:width="13.123cm" svg:height="2.7cm" svg:x="4.657cm" svg:y="7.408cm">
          <text:p text:style-name="P15"><text:span text:style-name="T32">public void</text:span><text:span text:style-name="T7"> onMessage(Message) {</text:span></text:p>
          <text:p text:style-name="P15"><text:span text:style-name="T7"><text:s text:c="5"/></text:span><text:span text:style-name="T33">// handle the message</text:span></text:p>
          <text:p text:style-name="P15"><text:span text:style-name="T7">}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30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pring’s MessageListener Containers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Spring’s MessageListener Containers</text:span></text:p>
          </draw:text-box>
        </draw:frame>
        <draw:frame presentation:style-name="pr5" draw:text-style-name="P9" draw:layer="layout" svg:width="21.855cm" svg:height="11.734cm" svg:x="1.745cm" svg:y="4.757cm" presentation:class="outline" presentation:user-transformed="true">
          <draw:text-box>
            <text:list text:style-name="L4">
              <text:list-item>
                <text:p text:style-name="P8"><text:span text:style-name="T3">Traditionally, use of </text:span><text:span text:style-name="T4">MessageListener</text:span><text:span text:style-name="T3"> implementations required an EJB container</text:span></text:p>
              </text:list-item>
            </text:list>
            <text:list text:style-name="L4">
              <text:list-item>
                <text:p text:style-name="P8"><text:span text:style-name="T3">Spring provides lightweight alternativ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SimpleMessageListener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3">Uses plain JMS client API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3">Creates a fixed number of Session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DefaultMessageListener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3">Adds transactional capabilit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5"><text:span text:style-name="T3">Advanced scheduling and endpoint management options available for each container op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31" presentation:class="page"/>
          <draw:frame presentation:style-name="pr7" draw:text-style-name="P6" draw:layer="layout" svg:width="14.904cm" svg:height="12.001cm" svg:x="2.708cm" svg:y="12.668cm" presentation:class="notes">
            <draw:text-box>
              <text:p text:style-name="P6">the old ServerSessionMessageListener has been deprecated in Spring 2.5 in favor of the JmsMessageEndpointManager plug point on the DefaultMessageListenerContainer.</text:p>
            </draw:text-box>
          </draw:frame>
        </presentation:notes>
      </draw:page>
      <draw:page draw:name="page32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Defining a plain </text:span><text:span text:style-name="T3"><text:line-break/></text:span><text:span text:style-name="T3">JMS Message Listener</text:span></text:p>
          </draw:text-box>
        </draw:frame>
        <draw:frame presentation:style-name="pr5" draw:text-style-name="P9" draw:layer="layout" svg:width="21.855cm" svg:height="13.025cm" svg:x="1.709cm" svg:y="4.693cm" presentation:class="outline" presentation:user-transformed="true">
          <draw:text-box>
            <text:list text:style-name="L4">
              <text:list-item>
                <text:p text:style-name="P8">Define listeners using jms:listener elements<text:line-break/><text:line-break/><text:line-break/><text:line-break/><text:line-break/><text:line-break/></text:p>
              </text:list-item>
            </text:list>
            <text:list text:style-name="L4">
              <text:list-item>
                <text:p text:style-name="P8">Listener need to implement MessageListener or SessionAwareMessageListener</text:p>
              </text:list-item>
            </text:list>
            <text:list text:style-name="L4">
              <text:list-item>
                <text:p text:style-name="P8">jms:listener-container allows for tweaking of task execution strategy, concurrency, container type, transaction manager and more</text:p>
              </text:list-item>
            </text:list>
          </draw:text-box>
        </draw:frame>
        <draw:custom-shape draw:name="Text Box 4" draw:style-name="gr7" draw:text-style-name="P26" draw:id="id8" draw:layer="layout" svg:width="23.45cm" svg:height="3.791cm" svg:x="1.087cm" svg:y="7.408cm">
          <text:p text:style-name="P16"><text:span text:style-name="T22">&lt;</text:span><text:span text:style-name="T23">jms:listener-container </text:span><text:span text:style-name="T24">connection-factory</text:span><text:span text:style-name="T14">=</text:span><text:span text:style-name="T18">"myConnectionFactory"</text:span><text:span text:style-name="T22">&gt;</text:span></text:p>
          <text:p text:style-name="P16"><text:span text:style-name="T22"><text:s text:c="8"/></text:span><text:span text:style-name="T22">&lt;</text:span><text:span text:style-name="T23">jms:listener </text:span><text:span text:style-name="T24">destination</text:span><text:span text:style-name="T14">=</text:span><text:span text:style-name="T18">"queue.order" </text:span><text:span text:style-name="T24">ref</text:span><text:span text:style-name="T14">=</text:span><text:span text:style-name="T18">"myOrderListener"</text:span><text:span text:style-name="T22">/&gt;</text:span></text:p>
          <text:p text:style-name="P16"><text:span text:style-name="T22"><text:s text:c="8"/></text:span><text:span text:style-name="T22">&lt;</text:span><text:span text:style-name="T23">jms:listener </text:span><text:span text:style-name="T24">destination</text:span><text:span text:style-name="T14">=</text:span><text:span text:style-name="T18">"queue.conf" </text:span><text:span text:style-name="T24">ref</text:span><text:span text:style-name="T14">=</text:span><text:span text:style-name="T18">"myConfListener"</text:span><text:span text:style-name="T22">/&gt;</text:span><text:span text:style-name="T14"> </text:span></text:p>
          <text:p text:style-name="P16"><text:span text:style-name="T22">&lt;/</text:span><text:span text:style-name="T23">jms:listener-container</text:span><text:span text:style-name="T22">&gt;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32" presentation:class="page"/>
          <draw:frame presentation:style-name="pr7" draw:text-style-name="P24" draw:layer="layout" svg:width="14.904cm" svg:height="12.001cm" svg:x="2.708cm" svg:y="12.668cm" presentation:class="notes">
            <draw:text-box>
              <text:p text:style-name="P6"><text:span text:style-name="T31">You can mention there are defaults for the connection factory, et cetera</text:span></text:p>
            </draw:text-box>
          </draw:frame>
        </presentation:notes>
      </draw:page>
      <draw:page draw:name="Spring’s MessageListenerAdapter" draw:style-name="dp1" draw:master-page-name="Default">
        <draw:frame presentation:style-name="pr4" draw:text-style-name="P27" draw:layer="layout" svg:width="17.476cm" svg:height="2.753cm" svg:x="0.957cm" svg:y="0.225cm" presentation:class="title" presentation:user-transformed="true">
          <draw:text-box>
            <text:p text:style-name="P7"><text:span text:style-name="T34">Spring's message-driven objects</text:span></text:p>
          </draw:text-box>
        </draw:frame>
        <draw:frame presentation:style-name="pr5" draw:text-style-name="P28" draw:layer="layout" svg:width="21.855cm" svg:height="13.025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pring also allows you to specify a plain Java object that can serve as a listener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</text:list>
            <text:list text:style-name="L4">
              <text:list-item>
                <text:p text:style-name="P8"><text:span text:style-name="T3">Parameter is automatically converted using <text:s/>a MessageConverter</text:span></text:p>
              </text:list-item>
            </text:list>
            <text:list text:style-name="L4">
              <text:list-item>
                <text:p text:style-name="P8"><text:span text:style-name="T3">Return value sent to response-destination</text:span></text:p>
              </text:list-item>
            </text:list>
          </draw:text-box>
        </draw:frame>
        <draw:custom-shape draw:name="Text Box 4" draw:style-name="gr7" draw:text-style-name="P29" draw:layer="layout" svg:width="23.45cm" svg:height="3.791cm" svg:x="1.087cm" svg:y="7.409cm">
          <text:p text:style-name="P16"><text:span text:style-name="T35">&lt;</text:span><text:span text:style-name="T36">jms:listener </text:span><text:span text:style-name="T37">ref</text:span><text:span text:style-name="T38">=</text:span><text:span text:style-name="T39">"mySimpleObject" </text:span></text:p>
          <text:p text:style-name="P16"><text:span text:style-name="T39"><text:s text:c="12"/></text:span><text:span text:style-name="T37">method</text:span><text:span text:style-name="T38">=</text:span><text:span text:style-name="T39">"order"</text:span></text:p>
          <text:p text:style-name="P16"><text:span text:style-name="T39"><text:s text:c="12"/></text:span><text:span text:style-name="T37">destination</text:span><text:span text:style-name="T38">=</text:span><text:span text:style-name="T39">"queue.orders"</text:span></text:p>
          <text:p text:style-name="P16"><text:span text:style-name="T39"><text:s text:c="12"/></text:span><text:span text:style-name="T37">response-destination</text:span><text:span text:style-name="T38">=</text:span><text:span text:style-name="T39">"queue.confirmation"</text:span><text:span text:style-name="T35">/&gt;</text:span></text:p>
          <draw:enhanced-geometry svg:viewBox="0 0 21600 21600" draw:type="mso-spt202" draw:enhanced-path="M 0 0 L 21600 0 21600 21600 0 21600 0 0 Z N"/>
        </draw:custom-shape>
        <draw:custom-shape draw:name="Text Box 4" draw:style-name="gr8" draw:text-style-name="P30" draw:layer="layout" svg:width="16.201cm" svg:height="2.882cm" svg:x="8.663cm" svg:y="11.471cm">
          <text:p text:style-name="P16"><text:span text:style-name="T15">public</text:span><text:span text:style-name="T14"> </text:span><text:span text:style-name="T15">class</text:span><text:span text:style-name="T14"> OrderService {</text:span></text:p>
          <text:p text:style-name="P16"><text:span text:style-name="T15"><text:s text:c="8"/></text:span><text:span text:style-name="T15">public</text:span><text:span text:style-name="T14"> OrderConfirmation order(Order o) {</text:span><text:span text:style-name="T8">}</text:span></text:p>
          <text:p text:style-name="P16"><text:span text:style-name="T8">}</text:span></text:p>
          <draw:enhanced-geometry svg:viewBox="0 0 21600 21600" draw:type="mso-spt202" draw:enhanced-path="M 0 0 L 21600 0 21600 21600 0 21600 0 0 Z N"/>
        </draw:custom-shape>
        <draw:line draw:style-name="gr9" draw:layer="layout" svg:x1="10.619cm" svg:y1="8.227cm" svg:x2="13.99cm" svg:y2="11.707cm">
          <text:p text:style-name="P6"/>
        </draw:line>
        <draw:line draw:style-name="gr9" draw:layer="layout" svg:x1="7.937cm" svg:y1="8.879cm" svg:x2="18.883cm" svg:y2="12.54cm">
          <text:p text:style-name="P6"/>
        </draw:line>
        <draw:line draw:style-name="gr9" draw:layer="layout" svg:x1="8.3cm" svg:y1="10.329cm" svg:x2="12.903cm" svg:y2="12.649cm">
          <text:p text:style-name="P6"/>
        </draw:line>
        <presentation:notes draw:style-name="dp2">
          <draw:page-thumbnail draw:style-name="gr2" draw:layer="layout" svg:width="13.335cm" svg:height="10.002cm" svg:x="3.492cm" svg:y="2.001cm" draw:page-number="33" presentation:class="page"/>
          <draw:frame presentation:style-name="pr7" draw:text-style-name="P31" draw:layer="layout" svg:width="14.904cm" svg:height="12.001cm" svg:x="2.757cm" svg:y="12.57cm" presentation:class="notes" presentation:user-transformed="true">
            <draw:text-box>
              <text:list text:style-name="L9">
                <text:list-item>
                  <text:list>
                    <text:list-item>
                      <text:p text:style-name="P8"><text:span text:style-name="T40">DEMO: there is a demo for the message listener functionality. Review the cookbook project for the jms-1 module to see how this works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LAB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Sending and Receiving Messages in a Spring Environment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4"/>
          <draw:frame presentation:style-name="pr3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JMS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3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5cm" svg:y="0.633cm">
        <draw:image xlink:href="Pictures/100000000000054C0000019DFD1D9914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6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5cm" svg:y="0.633cm">
        <draw:image xlink:href="Pictures/100000000000054C0000019DFD1D9914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4.904cm" svg:height="12cm" svg:x="2.708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title>Module Name</dc:title>
    <meta:initial-creator>Mark Fisher</meta:initial-creator>
    <meta:creation-date>2006-09-22T09:51:11</meta:creation-date>
    <dc:date>2008-09-08T19:27:11</dc:date>
    <dc:language>en-US</dc:language>
    <meta:editing-cycles>58</meta:editing-cycles>
    <meta:editing-duration>PT10H26M55S</meta:editing-duration>
    <meta:user-defined meta:name="Info 1"/>
    <meta:user-defined meta:name="Info 2"/>
    <meta:user-defined meta:name="Info 3"/>
    <meta:user-defined meta:name="Info 4"/>
    <meta:document-statistic meta:object-count="202"/>
  </office:meta>
</office:document-meta>
</file>